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0.725cm"/>
    </style:style>
    <style:style style:name="co5" style:family="table-column">
      <style:table-column-properties fo:break-before="auto" style:column-width="0.531cm"/>
    </style:style>
    <style:style style:name="co6" style:family="table-column">
      <style:table-column-properties fo:break-before="auto" style:column-width="1.087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0.836cm"/>
    </style:style>
    <style:style style:name="co9" style:family="table-column">
      <style:table-column-properties fo:break-before="auto" style:column-width="2.529cm"/>
    </style:style>
    <style:style style:name="co10" style:family="table-column">
      <style:table-column-properties fo:break-before="auto" style:column-width="1.6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end" fo:margin-left="0cm"/>
    </style:style>
    <style:style style:name="ce3" style:family="table-cell" style:parent-style-name="Default">
      <style:table-cell-properties fo:background-color="#e6e6e6"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e6e6e6"/>
    </style:style>
    <style:style style:name="ce5" style:family="table-cell" style:parent-style-name="Default">
      <style:table-cell-properties style:rotation-angle="9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map style:condition="cell-content()&lt;1" style:apply-style-name="Unbenannt2" style:base-cell-address="1024ms.D3"/>
    </style:style>
    <style:style style:name="ta_extref" style:family="table">
      <style:table-properties table:display="false"/>
    </style:style>
  </office:automatic-styles>
  <office:body>
    <office:spreadsheet>
      <table:table table:name="1024ms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table:formula="of:=[.A1]*1024-[.A1]*1000" office:value-type="float" office:value="24">
            <text:p>24</text:p>
          </table:table-cell>
          <table:table-cell table:formula="of:=[.A1]*1000/1024" office:value-type="float" office:value="0.9765625">
            <text:p>0,976562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A2]*1024-[.A2]*1000" office:value-type="float" office:value="48">
            <text:p>48</text:p>
          </table:table-cell>
          <table:table-cell table:formula="of:=[.A2]*1000/1024" office:value-type="float" office:value="1.953125">
            <text:p>1,95312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A3]*1024-[.A3]*1000" office:value-type="float" office:value="72">
            <text:p>72</text:p>
          </table:table-cell>
          <table:table-cell table:formula="of:=[.A3]*1000/1024" office:value-type="float" office:value="2.9296875">
            <text:p>2,929687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A4]*1024-[.A4]*1000" office:value-type="float" office:value="96">
            <text:p>96</text:p>
          </table:table-cell>
          <table:table-cell table:formula="of:=[.A4]*1000/1024" office:value-type="float" office:value="3.90625">
            <text:p>3,9062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A5]*1024-[.A5]*1000" office:value-type="float" office:value="120">
            <text:p>120</text:p>
          </table:table-cell>
          <table:table-cell table:formula="of:=[.A5]*1000/1024" office:value-type="float" office:value="4.8828125">
            <text:p>4,882812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A6]*1024-[.A6]*1000" office:value-type="float" office:value="144">
            <text:p>144</text:p>
          </table:table-cell>
          <table:table-cell table:formula="of:=[.A6]*1000/1024" office:value-type="float" office:value="5.859375">
            <text:p>5,85937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A7]*1024-[.A7]*1000" office:value-type="float" office:value="168">
            <text:p>168</text:p>
          </table:table-cell>
          <table:table-cell table:formula="of:=[.A7]*1000/1024" office:value-type="float" office:value="6.8359375">
            <text:p>6,835937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A8]*1024-[.A8]*1000" office:value-type="float" office:value="192">
            <text:p>192</text:p>
          </table:table-cell>
          <table:table-cell table:formula="of:=[.A8]*1000/1024" office:value-type="float" office:value="7.8125">
            <text:p>7,812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A9]*1024-[.A9]*1000" office:value-type="float" office:value="216">
            <text:p>216</text:p>
          </table:table-cell>
          <table:table-cell table:formula="of:=[.A9]*1000/1024" office:value-type="float" office:value="8.7890625">
            <text:p>8,78906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A10]*1024-[.A10]*1000" office:value-type="float" office:value="240">
            <text:p>240</text:p>
          </table:table-cell>
          <table:table-cell table:formula="of:=[.A10]*1000/1024" office:value-type="float" office:value="9.765625">
            <text:p>9,76562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A11]*1024-[.A11]*1000" office:value-type="float" office:value="264">
            <text:p>264</text:p>
          </table:table-cell>
          <table:table-cell table:formula="of:=[.A11]*1000/1024" office:value-type="float" office:value="10.7421875">
            <text:p>10,742187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A12]*1024-[.A12]*1000" office:value-type="float" office:value="288">
            <text:p>288</text:p>
          </table:table-cell>
          <table:table-cell table:formula="of:=[.A12]*1000/1024" office:value-type="float" office:value="11.71875">
            <text:p>11,7187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A13]*1024-[.A13]*1000" office:value-type="float" office:value="312">
            <text:p>312</text:p>
          </table:table-cell>
          <table:table-cell table:formula="of:=[.A13]*1000/1024" office:value-type="float" office:value="12.6953125">
            <text:p>12,695312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A14]*1024-[.A14]*1000" office:value-type="float" office:value="336">
            <text:p>336</text:p>
          </table:table-cell>
          <table:table-cell table:formula="of:=[.A14]*1000/1024" office:value-type="float" office:value="13.671875">
            <text:p>13,67187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A15]*1024-[.A15]*1000" office:value-type="float" office:value="360">
            <text:p>360</text:p>
          </table:table-cell>
          <table:table-cell table:formula="of:=[.A15]*1000/1024" office:value-type="float" office:value="14.6484375">
            <text:p>14,648437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A16]*1024-[.A16]*1000" office:value-type="float" office:value="384">
            <text:p>384</text:p>
          </table:table-cell>
          <table:table-cell table:formula="of:=[.A16]*1000/1024" office:value-type="float" office:value="15.625">
            <text:p>15,62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A17]*1024-[.A17]*1000" office:value-type="float" office:value="408">
            <text:p>408</text:p>
          </table:table-cell>
          <table:table-cell table:formula="of:=[.A17]*1000/1024" office:value-type="float" office:value="16.6015625">
            <text:p>16,601562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A18]*1024-[.A18]*1000" office:value-type="float" office:value="432">
            <text:p>432</text:p>
          </table:table-cell>
          <table:table-cell table:formula="of:=[.A18]*1000/1024" office:value-type="float" office:value="17.578125">
            <text:p>17,57812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A19]*1024-[.A19]*1000" office:value-type="float" office:value="456">
            <text:p>456</text:p>
          </table:table-cell>
          <table:table-cell table:formula="of:=[.A19]*1000/1024" office:value-type="float" office:value="18.5546875">
            <text:p>18,554687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A20]*1024-[.A20]*1000" office:value-type="float" office:value="480">
            <text:p>480</text:p>
          </table:table-cell>
          <table:table-cell table:formula="of:=[.A20]*1000/1024" office:value-type="float" office:value="19.53125">
            <text:p>19,5312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A21]*1024-[.A21]*1000" office:value-type="float" office:value="504">
            <text:p>504</text:p>
          </table:table-cell>
          <table:table-cell table:formula="of:=[.A21]*1000/1024" office:value-type="float" office:value="20.5078125">
            <text:p>20,507812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.A22]*1024-[.A22]*1000" office:value-type="float" office:value="528">
            <text:p>528</text:p>
          </table:table-cell>
          <table:table-cell table:formula="of:=[.A22]*1000/1024" office:value-type="float" office:value="21.484375">
            <text:p>21,48437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A23]*1024-[.A23]*1000" office:value-type="float" office:value="552">
            <text:p>552</text:p>
          </table:table-cell>
          <table:table-cell table:formula="of:=[.A23]*1000/1024" office:value-type="float" office:value="22.4609375">
            <text:p>22,460937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A24]*1024-[.A24]*1000" office:value-type="float" office:value="576">
            <text:p>576</text:p>
          </table:table-cell>
          <table:table-cell table:formula="of:=[.A24]*1000/1024" office:value-type="float" office:value="23.4375">
            <text:p>23,437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A25]*1024-[.A25]*1000" office:value-type="float" office:value="600">
            <text:p>600</text:p>
          </table:table-cell>
          <table:table-cell table:formula="of:=[.A25]*1000/1024" office:value-type="float" office:value="24.4140625">
            <text:p>24,414062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[.A26]*1024-[.A26]*1000" office:value-type="float" office:value="624">
            <text:p>624</text:p>
          </table:table-cell>
          <table:table-cell table:formula="of:=[.A26]*1000/1024" office:value-type="float" office:value="25.390625">
            <text:p>25,39062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[.A27]*1024-[.A27]*1000" office:value-type="float" office:value="648">
            <text:p>648</text:p>
          </table:table-cell>
          <table:table-cell table:formula="of:=[.A27]*1000/1024" office:value-type="float" office:value="26.3671875">
            <text:p>26,367187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[.A28]*1024-[.A28]*1000" office:value-type="float" office:value="672">
            <text:p>672</text:p>
          </table:table-cell>
          <table:table-cell table:formula="of:=[.A28]*1000/1024" office:value-type="float" office:value="27.34375">
            <text:p>27,3437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[.A29]*1024-[.A29]*1000" office:value-type="float" office:value="696">
            <text:p>696</text:p>
          </table:table-cell>
          <table:table-cell table:formula="of:=[.A29]*1000/1024" office:value-type="float" office:value="28.3203125">
            <text:p>28,320312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A30]*1024-[.A30]*1000" office:value-type="float" office:value="720">
            <text:p>720</text:p>
          </table:table-cell>
          <table:table-cell table:formula="of:=[.A30]*1000/1024" office:value-type="float" office:value="29.296875">
            <text:p>29,29687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[.A31]*1024-[.A31]*1000" office:value-type="float" office:value="744">
            <text:p>744</text:p>
          </table:table-cell>
          <table:table-cell table:formula="of:=[.A31]*1000/1024" office:value-type="float" office:value="30.2734375">
            <text:p>30,273437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A32]*1024-[.A32]*1000" office:value-type="float" office:value="768">
            <text:p>768</text:p>
          </table:table-cell>
          <table:table-cell table:formula="of:=[.A32]*1000/1024" office:value-type="float" office:value="31.25">
            <text:p>31,2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A33]*1024-[.A33]*1000" office:value-type="float" office:value="792">
            <text:p>792</text:p>
          </table:table-cell>
          <table:table-cell table:formula="of:=[.A33]*1000/1024" office:value-type="float" office:value="32.2265625">
            <text:p>32,226562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[.A34]*1024-[.A34]*1000" office:value-type="float" office:value="816">
            <text:p>816</text:p>
          </table:table-cell>
          <table:table-cell table:formula="of:=[.A34]*1000/1024" office:value-type="float" office:value="33.203125">
            <text:p>33,20312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[.A35]*1024-[.A35]*1000" office:value-type="float" office:value="840">
            <text:p>840</text:p>
          </table:table-cell>
          <table:table-cell table:formula="of:=[.A35]*1000/1024" office:value-type="float" office:value="34.1796875">
            <text:p>34,179687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[.A36]*1024-[.A36]*1000" office:value-type="float" office:value="864">
            <text:p>864</text:p>
          </table:table-cell>
          <table:table-cell table:formula="of:=[.A36]*1000/1024" office:value-type="float" office:value="35.15625">
            <text:p>35,1562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[.A37]*1024-[.A37]*1000" office:value-type="float" office:value="888">
            <text:p>888</text:p>
          </table:table-cell>
          <table:table-cell table:formula="of:=[.A37]*1000/1024" office:value-type="float" office:value="36.1328125">
            <text:p>36,132812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[.A38]*1024-[.A38]*1000" office:value-type="float" office:value="912">
            <text:p>912</text:p>
          </table:table-cell>
          <table:table-cell table:formula="of:=[.A38]*1000/1024" office:value-type="float" office:value="37.109375">
            <text:p>37,10937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[.A39]*1024-[.A39]*1000" office:value-type="float" office:value="936">
            <text:p>936</text:p>
          </table:table-cell>
          <table:table-cell table:formula="of:=[.A39]*1000/1024" office:value-type="float" office:value="38.0859375">
            <text:p>38,085937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[.A40]*1024-[.A40]*1000" office:value-type="float" office:value="960">
            <text:p>960</text:p>
          </table:table-cell>
          <table:table-cell table:formula="of:=[.A40]*1000/1024" office:value-type="float" office:value="39.0625">
            <text:p>39,062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[.A41]*1024-[.A41]*1000" office:value-type="float" office:value="984">
            <text:p>984</text:p>
          </table:table-cell>
          <table:table-cell table:formula="of:=[.A41]*1000/1024" office:value-type="float" office:value="40.0390625">
            <text:p>40,039062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[.A42]*1024-[.A42]*1000" office:value-type="float" office:value="1008">
            <text:p>1008</text:p>
          </table:table-cell>
          <table:table-cell table:formula="of:=[.A42]*1000/1024" office:value-type="float" office:value="41.015625">
            <text:p>41,01562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[.A43]*1024-[.A43]*1000" office:value-type="float" office:value="1032">
            <text:p>1032</text:p>
          </table:table-cell>
          <table:table-cell table:formula="of:=[.A43]*1000/1024" office:value-type="float" office:value="41.9921875">
            <text:p>41,992187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[.A44]*1024-[.A44]*1000" office:value-type="float" office:value="1056">
            <text:p>1056</text:p>
          </table:table-cell>
          <table:table-cell table:formula="of:=[.A44]*1000/1024" office:value-type="float" office:value="42.96875">
            <text:p>42,9687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[.A45]*1024-[.A45]*1000" office:value-type="float" office:value="1080">
            <text:p>1080</text:p>
          </table:table-cell>
          <table:table-cell table:formula="of:=[.A45]*1000/1024" office:value-type="float" office:value="43.9453125">
            <text:p>43,945312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[.A46]*1024-[.A46]*1000" office:value-type="float" office:value="1104">
            <text:p>1104</text:p>
          </table:table-cell>
          <table:table-cell table:formula="of:=[.A46]*1000/1024" office:value-type="float" office:value="44.921875">
            <text:p>44,92187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[.A47]*1024-[.A47]*1000" office:value-type="float" office:value="1128">
            <text:p>1128</text:p>
          </table:table-cell>
          <table:table-cell table:formula="of:=[.A47]*1000/1024" office:value-type="float" office:value="45.8984375">
            <text:p>45,898437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[.A48]*1024-[.A48]*1000" office:value-type="float" office:value="1152">
            <text:p>1152</text:p>
          </table:table-cell>
          <table:table-cell table:formula="of:=[.A48]*1000/1024" office:value-type="float" office:value="46.875">
            <text:p>46,87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[.A49]*1024-[.A49]*1000" office:value-type="float" office:value="1176">
            <text:p>1176</text:p>
          </table:table-cell>
          <table:table-cell table:formula="of:=[.A49]*1000/1024" office:value-type="float" office:value="47.8515625">
            <text:p>47,851562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A50]*1024-[.A50]*1000" office:value-type="float" office:value="1200">
            <text:p>1200</text:p>
          </table:table-cell>
          <table:table-cell table:formula="of:=[.A50]*1000/1024" office:value-type="float" office:value="48.828125">
            <text:p>48,82812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[.A51]*1024-[.A51]*1000" office:value-type="float" office:value="1224">
            <text:p>1224</text:p>
          </table:table-cell>
          <table:table-cell table:formula="of:=[.A51]*1000/1024" office:value-type="float" office:value="49.8046875">
            <text:p>49,804687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[.A52]*1024-[.A52]*1000" office:value-type="float" office:value="1248">
            <text:p>1248</text:p>
          </table:table-cell>
          <table:table-cell table:formula="of:=[.A52]*1000/1024" office:value-type="float" office:value="50.78125">
            <text:p>50,7812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[.A53]*1024-[.A53]*1000" office:value-type="float" office:value="1272">
            <text:p>1272</text:p>
          </table:table-cell>
          <table:table-cell table:formula="of:=[.A53]*1000/1024" office:value-type="float" office:value="51.7578125">
            <text:p>51,757812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[.A54]*1024-[.A54]*1000" office:value-type="float" office:value="1296">
            <text:p>1296</text:p>
          </table:table-cell>
          <table:table-cell table:formula="of:=[.A54]*1000/1024" office:value-type="float" office:value="52.734375">
            <text:p>52,73437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[.A55]*1024-[.A55]*1000" office:value-type="float" office:value="1320">
            <text:p>1320</text:p>
          </table:table-cell>
          <table:table-cell table:formula="of:=[.A55]*1000/1024" office:value-type="float" office:value="53.7109375">
            <text:p>53,710937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[.A56]*1024-[.A56]*1000" office:value-type="float" office:value="1344">
            <text:p>1344</text:p>
          </table:table-cell>
          <table:table-cell table:formula="of:=[.A56]*1000/1024" office:value-type="float" office:value="54.6875">
            <text:p>54,687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[.A57]*1024-[.A57]*1000" office:value-type="float" office:value="1368">
            <text:p>1368</text:p>
          </table:table-cell>
          <table:table-cell table:formula="of:=[.A57]*1000/1024" office:value-type="float" office:value="55.6640625">
            <text:p>55,66406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[.A58]*1024-[.A58]*1000" office:value-type="float" office:value="1392">
            <text:p>1392</text:p>
          </table:table-cell>
          <table:table-cell table:formula="of:=[.A58]*1000/1024" office:value-type="float" office:value="56.640625">
            <text:p>56,64062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[.A59]*1024-[.A59]*1000" office:value-type="float" office:value="1416">
            <text:p>1416</text:p>
          </table:table-cell>
          <table:table-cell table:formula="of:=[.A59]*1000/1024" office:value-type="float" office:value="57.6171875">
            <text:p>57,617187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[.A60]*1024-[.A60]*1000" office:value-type="float" office:value="1440">
            <text:p>1440</text:p>
          </table:table-cell>
          <table:table-cell table:formula="of:=[.A60]*1000/1024" office:value-type="float" office:value="58.59375">
            <text:p>58,59375</text:p>
          </table:table-cell>
        </table:table-row>
      </table:table>
      <table:table table:name="delta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08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y=x &amp; 0xf0</text:p>
          </table:table-cell>
          <table:table-cell table:number-columns-repeated="3"/>
          <table:table-cell table:formula="of:=1023/60/60" office:value-type="float" office:value="0.284166666666667">
            <text:p>0,2841666667</text:p>
          </table:table-cell>
          <table:table-cell table:number-columns-repeated="1007"/>
        </table:table-row>
        <table:table-row table:style-name="ro2">
          <table:table-cell table:style-name="ce2" table:number-columns-repeated="2"/>
          <table:table-cell table:style-name="ce2" table:formula="of:=2^[.C2]" office:value-type="float" office:value="128">
            <text:p>128</text:p>
          </table:table-cell>
          <table:table-cell table:style-name="ce2" table:formula="of:=2^[.D2]" office:value-type="float" office:value="64">
            <text:p>64</text:p>
          </table:table-cell>
          <table:table-cell table:style-name="ce2" table:formula="of:=2^[.E2]" office:value-type="float" office:value="32">
            <text:p>32</text:p>
          </table:table-cell>
          <table:table-cell table:style-name="ce2" table:formula="of:=2^[.F2]" office:value-type="float" office:value="16">
            <text:p>16</text:p>
          </table:table-cell>
          <table:table-cell table:style-name="ce2" table:formula="of:=2^[.G2]" office:value-type="float" office:value="8">
            <text:p>8</text:p>
          </table:table-cell>
          <table:table-cell table:style-name="ce2" table:formula="of:=2^[.H2]" office:value-type="float" office:value="4">
            <text:p>4</text:p>
          </table:table-cell>
          <table:table-cell table:style-name="ce2" table:formula="of:=2^[.I2]" office:value-type="float" office:value="2">
            <text:p>2</text:p>
          </table:table-cell>
          <table:table-cell table:style-name="ce2" table:formula="of:=2^[.J2]" office:value-type="float" office:value="1">
            <text:p>1</text:p>
          </table:table-cell>
          <table:table-cell office:value-type="string">
            <text:p>first</text:p>
          </table:table-cell>
          <table:table-cell office:value-type="string">
            <text:p>last</text:p>
          </table:table-cell>
          <table:table-cell table:style-name="ce5" table:number-columns-repeated="1012"/>
        </table:table-row>
        <table:table-row table:style-name="ro1">
          <table:table-cell office:value-type="float" office:value="0">
            <text:p>0</text:p>
          </table:table-cell>
          <table:table-cell table:formula="of:=[.A4]*16" office:value-type="float" office:value="0">
            <text:p>0</text:p>
          </table:table-cell>
          <table:table-cell table:number-columns-repeated="8"/>
          <table:table-cell table:formula="of:=[.B4]" office:value-type="float" office:value="0">
            <text:p>0</text:p>
          </table:table-cell>
          <table:table-cell table:formula="of:=[.B5]-1" office:value-type="float" office:value="15">
            <text:p>15</text:p>
          </table:table-cell>
          <table:table-cell/>
          <table:table-cell table:formula="of:=256*256-1" office:value-type="float" office:value="65535">
            <text:p>65535</text:p>
          </table:table-cell>
          <table:table-cell office:value-type="string">
            <text:p>-&gt;</text:p>
          </table:table-cell>
          <table:table-cell table:formula="of:=256*256/64-1" office:value-type="float" office:value="1023">
            <text:p>1023</text:p>
          </table:table-cell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 table:formula="of:=[.A5]*16" office:value-type="float" office:value="16">
            <text:p>16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formula="of:=[.B5]" office:value-type="float" office:value="16">
            <text:p>16</text:p>
          </table:table-cell>
          <table:table-cell table:formula="of:=[.B6]-1" office:value-type="float" office:value="31">
            <text:p>31</text:p>
          </table:table-cell>
          <table:table-cell table:number-columns-repeated="4"/>
          <table:table-cell table:formula="of:=(256*256-1)/60/60" office:value-type="float" office:value="18.2041666666667">
            <text:p>18,2041666667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table:formula="of:=[.A6]*16" office:value-type="float" office:value="32">
            <text:p>3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table:formula="of:=[.B6]" office:value-type="float" office:value="32">
            <text:p>32</text:p>
          </table:table-cell>
          <table:table-cell table:formula="of:=[.B7]-1" office:value-type="float" office:value="47">
            <text:p>47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table:formula="of:=[.A7]*16" office:value-type="float" office:value="48">
            <text:p>48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4"/>
          <table:table-cell table:formula="of:=[.B7]" office:value-type="float" office:value="48">
            <text:p>48</text:p>
          </table:table-cell>
          <table:table-cell table:formula="of:=[.B8]-1" office:value-type="float" office:value="63">
            <text:p>63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table:formula="of:=[.A8]*16"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[.B8]" office:value-type="float" office:value="64">
            <text:p>64</text:p>
          </table:table-cell>
          <table:table-cell table:formula="of:=[.B9]-1" office:value-type="float" office:value="79">
            <text:p>79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table:formula="of:=[.A9]*16" office:value-type="float" office:value="80">
            <text:p>8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f:=[.B9]" office:value-type="float" office:value="80">
            <text:p>80</text:p>
          </table:table-cell>
          <table:table-cell table:formula="of:=[.B10]-1" office:value-type="float" office:value="95">
            <text:p>95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table:formula="of:=[.A10]*16" office:value-type="float" office:value="96">
            <text:p>96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[.B10]" office:value-type="float" office:value="96">
            <text:p>96</text:p>
          </table:table-cell>
          <table:table-cell table:formula="of:=[.B11]-1" office:value-type="float" office:value="111">
            <text:p>111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table:formula="of:=[.A11]*16" office:value-type="float" office:value="112">
            <text:p>112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4"/>
          <table:table-cell table:formula="of:=[.B11]" office:value-type="float" office:value="112">
            <text:p>112</text:p>
          </table:table-cell>
          <table:table-cell table:formula="of:=[.B12]-1" office:value-type="float" office:value="127">
            <text:p>127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table:formula="of:=[.A12]*16" office:value-type="float" office:value="128">
            <text:p>128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B12]" office:value-type="float" office:value="128">
            <text:p>128</text:p>
          </table:table-cell>
          <table:table-cell table:formula="of:=[.B13]-1" office:value-type="float" office:value="143">
            <text:p>143</text:p>
          </table:table-cell>
          <table:table-cell table:number-columns-repeated="1012"/>
        </table:table-row>
        <table:table-row table:style-name="ro1">
          <table:table-cell office:value-type="float" office:value="9">
            <text:p>9</text:p>
          </table:table-cell>
          <table:table-cell table:formula="of:=[.A13]*16" office:value-type="float" office:value="144">
            <text:p>14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formula="of:=[.B13]" office:value-type="float" office:value="144">
            <text:p>144</text:p>
          </table:table-cell>
          <table:table-cell table:formula="of:=[.B14]-1" office:value-type="float" office:value="159">
            <text:p>159</text:p>
          </table:table-cell>
          <table:table-cell table:number-columns-repeated="1012"/>
        </table:table-row>
        <table:table-row table:style-name="ro1">
          <table:table-cell office:value-type="float" office:value="10">
            <text:p>10</text:p>
          </table:table-cell>
          <table:table-cell table:formula="of:=[.A14]*16" office:value-type="float" office:value="160">
            <text:p>1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formula="of:=[.B14]" office:value-type="float" office:value="160">
            <text:p>160</text:p>
          </table:table-cell>
          <table:table-cell table:formula="of:=[.B15]-1" office:value-type="float" office:value="175">
            <text:p>175</text:p>
          </table:table-cell>
          <table:table-cell table:number-columns-repeated="1012"/>
        </table:table-row>
        <table:table-row table:style-name="ro1">
          <table:table-cell office:value-type="float" office:value="11">
            <text:p>11</text:p>
          </table:table-cell>
          <table:table-cell table:formula="of:=[.A15]*16" office:value-type="float" office:value="176">
            <text:p>176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table:formula="of:=[.B15]" office:value-type="float" office:value="176">
            <text:p>176</text:p>
          </table:table-cell>
          <table:table-cell table:formula="of:=[.B16]-1" office:value-type="float" office:value="191">
            <text:p>191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table:formula="of:=[.A16]*16" office:value-type="float" office:value="192">
            <text:p>192</text:p>
          </table:table-cell>
          <table:table-cell table:number-columns-repeated="2" office:value-type="float" office:value="1">
            <text:p>1</text:p>
          </table:table-cell>
          <table:table-cell table:number-columns-repeated="6"/>
          <table:table-cell table:formula="of:=[.B16]" office:value-type="float" office:value="192">
            <text:p>192</text:p>
          </table:table-cell>
          <table:table-cell table:formula="of:=[.B17]-1" office:value-type="float" office:value="207">
            <text:p>207</text:p>
          </table:table-cell>
          <table:table-cell table:number-columns-repeated="1012"/>
        </table:table-row>
        <table:table-row table:style-name="ro1">
          <table:table-cell office:value-type="float" office:value="13">
            <text:p>13</text:p>
          </table:table-cell>
          <table:table-cell table:formula="of:=[.A17]*16" office:value-type="float" office:value="208">
            <text:p>208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f:=[.B17]" office:value-type="float" office:value="208">
            <text:p>208</text:p>
          </table:table-cell>
          <table:table-cell table:formula="of:=[.B18]-1" office:value-type="float" office:value="223">
            <text:p>223</text:p>
          </table:table-cell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table:formula="of:=[.A18]*16" office:value-type="float" office:value="224">
            <text:p>224</text:p>
          </table:table-cell>
          <table:table-cell table:number-columns-repeated="3" office:value-type="float" office:value="1">
            <text:p>1</text:p>
          </table:table-cell>
          <table:table-cell table:number-columns-repeated="5"/>
          <table:table-cell table:formula="of:=[.B18]" office:value-type="float" office:value="224">
            <text:p>224</text:p>
          </table:table-cell>
          <table:table-cell table:formula="of:=[.B19]-1" office:value-type="float" office:value="239">
            <text:p>239</text:p>
          </table:table-cell>
          <table:table-cell table:number-columns-repeated="1012"/>
        </table:table-row>
        <table:table-row table:style-name="ro1">
          <table:table-cell office:value-type="float" office:value="15">
            <text:p>15</text:p>
          </table:table-cell>
          <table:table-cell table:formula="of:=[.A19]*16" office:value-type="float" office:value="240">
            <text:p>240</text:p>
          </table:table-cell>
          <table:table-cell table:number-columns-repeated="4" office:value-type="float" office:value="1">
            <text:p>1</text:p>
          </table:table-cell>
          <table:table-cell table:number-columns-repeated="4"/>
          <table:table-cell table:formula="of:=[.B19]" office:value-type="float" office:value="240">
            <text:p>240</text:p>
          </table:table-cell>
          <table:table-cell table:formula="of:=[.B20]-1" office:value-type="float" office:value="255">
            <text:p>255</text:p>
          </table:table-cell>
          <table:table-cell table:number-columns-repeated="1012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table:formula="of:=[.A20]*16" office:value-type="float" office:value="256">
            <text:p>256</text:p>
          </table:table-cell>
          <table:table-cell table:style-name="ce3" table:number-columns-repeated="8"/>
          <table:table-cell table:style-name="ce4" table:formula="of:=[.B20]" office:value-type="float" office:value="256">
            <text:p>256</text:p>
          </table:table-cell>
          <table:table-cell table:style-name="ce4" table:formula="of:=[.B21]-1" office:value-type="float" office:value="-1">
            <text:p>-1</text:p>
          </table:table-cell>
          <table:table-cell table:style-name="ce4" table:number-columns-repeated="101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ycles-Steps" table:style-name="ta1" table:print="false">
        <office:forms form:automatic-focus="false" form:apply-design-mode="false"/>
        <table:table-column table:style-name="co7" table:number-columns-repeated="3" table:default-cell-style-name="Default"/>
        <table:table-column table:style-name="co8" table:default-cell-style-name="ce6"/>
        <table:table-column table:style-name="co9" table:default-cell-style-name="Default"/>
        <table:table-column table:style-name="co1" table:number-columns-repeated="8" table:default-cell-style-name="Default"/>
        <table:table-row table:style-name="ro1">
          <table:table-cell office:value-type="string">
            <text:p>Hours</text:p>
          </table:table-cell>
          <table:table-cell office:value-type="string">
            <text:p>Minutes</text:p>
          </table:table-cell>
          <table:table-cell table:number-columns-repeated="2"/>
          <table:table-cell table:style-name="ce1" office:value-type="string">
            <text:p>CYCLE_TIM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IT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office:value-type="string">
            <text:p>stepsize</text:p>
          </table:table-cell>
          <table:table-cell/>
          <table:table-cell office:value-type="float" office:value="255">
            <text:p>255</text:p>
          </table:table-cell>
          <table:table-cell table:formula="of:=2^[.F2]" office:value-type="float" office:value="1">
            <text:p>1</text:p>
          </table:table-cell>
          <table:table-cell table:formula="of:=2^[.G2]" office:value-type="float" office:value="2">
            <text:p>2</text:p>
          </table:table-cell>
          <table:table-cell table:formula="of:=2^[.H2]" office:value-type="float" office:value="4">
            <text:p>4</text:p>
          </table:table-cell>
          <table:table-cell table:formula="of:=2^[.I2]" office:value-type="float" office:value="8">
            <text:p>8</text:p>
          </table:table-cell>
          <table:table-cell table:formula="of:=2^[.J2]" office:value-type="float" office:value="16">
            <text:p>16</text:p>
          </table:table-cell>
          <table:table-cell table:formula="of:=2^[.K2]" office:value-type="float" office:value="32">
            <text:p>32</text:p>
          </table:table-cell>
          <table:table-cell table:formula="of:=2^[.L2]" office:value-type="float" office:value="64">
            <text:p>64</text:p>
          </table:table-cell>
          <table:table-cell table:formula="of:=2^[.M2]" office:value-type="float" office:value="128">
            <text:p>128</text:p>
          </table:table-cell>
        </table:table-row>
        <table:table-row table:style-name="ro1">
          <table:table-cell table:formula="of:=[.B4]/16" office:value-type="float" office:value="0.0682666666666667">
            <text:p>0,0682666667</text:p>
          </table:table-cell>
          <table:table-cell table:formula="of:=256*256*[.E4]/1000/60" office:value-type="float" office:value="1.09226666666667">
            <text:p>1,0922666667</text:p>
          </table:table-cell>
          <table:table-cell/>
          <table:table-cell office:value-type="float" office:value="0">
            <text:p>0</text:p>
          </table:table-cell>
          <table:table-cell table:formula="of:=2^[.D4]" office:value-type="float" office:value="1">
            <text:p>1</text:p>
          </table:table-cell>
          <table:table-cell table:style-name="ce7" table:formula="of:=[.$E4]*[.$E$3]/[.F$3]/1000" office:value-type="float" office:value="0.255">
            <text:p>0,255</text:p>
          </table:table-cell>
          <table:table-cell table:style-name="ce7" table:formula="of:=[.$E4]*[.$E$3]/[.G$3]/1000" office:value-type="float" office:value="0.1275">
            <text:p>0,1275</text:p>
          </table:table-cell>
          <table:table-cell table:style-name="ce7" table:formula="of:=[.$E4]*[.$E$3]/[.H$3]/1000" office:value-type="float" office:value="0.06375">
            <text:p>0,06375</text:p>
          </table:table-cell>
          <table:table-cell table:style-name="ce7" table:formula="of:=[.$E4]*[.$E$3]/[.I$3]/1000" office:value-type="float" office:value="0.031875">
            <text:p>0,031875</text:p>
          </table:table-cell>
          <table:table-cell table:style-name="ce7" table:formula="of:=[.$E4]*[.$E$3]/[.J$3]/1000" office:value-type="float" office:value="0.0159375">
            <text:p>0,0159375</text:p>
          </table:table-cell>
          <table:table-cell table:style-name="ce7" table:formula="of:=[.$E4]*[.$E$3]/[.K$3]/1000" office:value-type="float" office:value="0.00796875">
            <text:p>0,00796875</text:p>
          </table:table-cell>
          <table:table-cell table:style-name="ce7" table:formula="of:=[.$E4]*[.$E$3]/[.L$3]/1000" office:value-type="float" office:value="0.003984375">
            <text:p>0,003984375</text:p>
          </table:table-cell>
          <table:table-cell table:style-name="ce7" table:formula="of:=[.$E4]*[.$E$3]/[.M$3]/1000" office:value-type="float" office:value="0.0019921875">
            <text:p>0,0019921875</text:p>
          </table:table-cell>
        </table:table-row>
        <table:table-row table:style-name="ro1">
          <table:table-cell table:formula="of:=[.B5]/16" office:value-type="float" office:value="0.136533333333333">
            <text:p>0,1365333333</text:p>
          </table:table-cell>
          <table:table-cell table:formula="of:=256*256*[.E5]/1000/60" office:value-type="float" office:value="2.18453333333333">
            <text:p>2,1845333333</text:p>
          </table:table-cell>
          <table:table-cell/>
          <table:table-cell office:value-type="float" office:value="1">
            <text:p>1</text:p>
          </table:table-cell>
          <table:table-cell table:formula="of:=2^[.D5]" office:value-type="float" office:value="2">
            <text:p>2</text:p>
          </table:table-cell>
          <table:table-cell table:style-name="ce7" table:formula="of:=[.$E5]*[.$E$3]/[.F$3]/1000" office:value-type="float" office:value="0.51">
            <text:p>0,51</text:p>
          </table:table-cell>
          <table:table-cell table:style-name="ce7" table:formula="of:=[.$E5]*[.$E$3]/[.G$3]/1000" office:value-type="float" office:value="0.255">
            <text:p>0,255</text:p>
          </table:table-cell>
          <table:table-cell table:style-name="ce7" table:formula="of:=[.$E5]*[.$E$3]/[.H$3]/1000" office:value-type="float" office:value="0.1275">
            <text:p>0,1275</text:p>
          </table:table-cell>
          <table:table-cell table:style-name="ce7" table:formula="of:=[.$E5]*[.$E$3]/[.I$3]/1000" office:value-type="float" office:value="0.06375">
            <text:p>0,06375</text:p>
          </table:table-cell>
          <table:table-cell table:style-name="ce7" table:formula="of:=[.$E5]*[.$E$3]/[.J$3]/1000" office:value-type="float" office:value="0.031875">
            <text:p>0,031875</text:p>
          </table:table-cell>
          <table:table-cell table:style-name="ce7" table:formula="of:=[.$E5]*[.$E$3]/[.K$3]/1000" office:value-type="float" office:value="0.0159375">
            <text:p>0,0159375</text:p>
          </table:table-cell>
          <table:table-cell table:style-name="ce7" table:formula="of:=[.$E5]*[.$E$3]/[.L$3]/1000" office:value-type="float" office:value="0.00796875">
            <text:p>0,00796875</text:p>
          </table:table-cell>
          <table:table-cell table:style-name="ce7" table:formula="of:=[.$E5]*[.$E$3]/[.M$3]/1000" office:value-type="float" office:value="0.003984375">
            <text:p>0,003984375</text:p>
          </table:table-cell>
        </table:table-row>
        <table:table-row table:style-name="ro1">
          <table:table-cell table:formula="of:=[.B6]/16" office:value-type="float" office:value="0.273066666666667">
            <text:p>0,2730666667</text:p>
          </table:table-cell>
          <table:table-cell table:formula="of:=256*256*[.E6]/1000/60" office:value-type="float" office:value="4.36906666666667">
            <text:p>4,3690666667</text:p>
          </table:table-cell>
          <table:table-cell/>
          <table:table-cell office:value-type="float" office:value="2">
            <text:p>2</text:p>
          </table:table-cell>
          <table:table-cell table:formula="of:=2^[.D6]" office:value-type="float" office:value="4">
            <text:p>4</text:p>
          </table:table-cell>
          <table:table-cell table:style-name="ce7" table:formula="of:=[.$E6]*[.$E$3]/[.F$3]/1000" office:value-type="float" office:value="1.02">
            <text:p>1,02</text:p>
          </table:table-cell>
          <table:table-cell table:style-name="ce7" table:formula="of:=[.$E6]*[.$E$3]/[.G$3]/1000" office:value-type="float" office:value="0.51">
            <text:p>0,51</text:p>
          </table:table-cell>
          <table:table-cell table:style-name="ce7" table:formula="of:=[.$E6]*[.$E$3]/[.H$3]/1000" office:value-type="float" office:value="0.255">
            <text:p>0,255</text:p>
          </table:table-cell>
          <table:table-cell table:style-name="ce7" table:formula="of:=[.$E6]*[.$E$3]/[.I$3]/1000" office:value-type="float" office:value="0.1275">
            <text:p>0,1275</text:p>
          </table:table-cell>
          <table:table-cell table:style-name="ce7" table:formula="of:=[.$E6]*[.$E$3]/[.J$3]/1000" office:value-type="float" office:value="0.06375">
            <text:p>0,06375</text:p>
          </table:table-cell>
          <table:table-cell table:style-name="ce7" table:formula="of:=[.$E6]*[.$E$3]/[.K$3]/1000" office:value-type="float" office:value="0.031875">
            <text:p>0,031875</text:p>
          </table:table-cell>
          <table:table-cell table:style-name="ce7" table:formula="of:=[.$E6]*[.$E$3]/[.L$3]/1000" office:value-type="float" office:value="0.0159375">
            <text:p>0,0159375</text:p>
          </table:table-cell>
          <table:table-cell table:style-name="ce7" table:formula="of:=[.$E6]*[.$E$3]/[.M$3]/1000" office:value-type="float" office:value="0.00796875">
            <text:p>0,00796875</text:p>
          </table:table-cell>
        </table:table-row>
        <table:table-row table:style-name="ro1">
          <table:table-cell table:formula="of:=[.B7]/16" office:value-type="float" office:value="0.546133333333333">
            <text:p>0,5461333333</text:p>
          </table:table-cell>
          <table:table-cell table:formula="of:=256*256*[.E7]/1000/60" office:value-type="float" office:value="8.73813333333333">
            <text:p>8,7381333333</text:p>
          </table:table-cell>
          <table:table-cell/>
          <table:table-cell office:value-type="float" office:value="3">
            <text:p>3</text:p>
          </table:table-cell>
          <table:table-cell table:formula="of:=2^[.D7]" office:value-type="float" office:value="8">
            <text:p>8</text:p>
          </table:table-cell>
          <table:table-cell table:style-name="ce7" table:formula="of:=[.$E7]*[.$E$3]/[.F$3]/1000" office:value-type="float" office:value="2.04">
            <text:p>2,04</text:p>
          </table:table-cell>
          <table:table-cell table:style-name="ce7" table:formula="of:=[.$E7]*[.$E$3]/[.G$3]/1000" office:value-type="float" office:value="1.02">
            <text:p>1,02</text:p>
          </table:table-cell>
          <table:table-cell table:style-name="ce7" table:formula="of:=[.$E7]*[.$E$3]/[.H$3]/1000" office:value-type="float" office:value="0.51">
            <text:p>0,51</text:p>
          </table:table-cell>
          <table:table-cell table:style-name="ce7" table:formula="of:=[.$E7]*[.$E$3]/[.I$3]/1000" office:value-type="float" office:value="0.255">
            <text:p>0,255</text:p>
          </table:table-cell>
          <table:table-cell table:style-name="ce7" table:formula="of:=[.$E7]*[.$E$3]/[.J$3]/1000" office:value-type="float" office:value="0.1275">
            <text:p>0,1275</text:p>
          </table:table-cell>
          <table:table-cell table:style-name="ce7" table:formula="of:=[.$E7]*[.$E$3]/[.K$3]/1000" office:value-type="float" office:value="0.06375">
            <text:p>0,06375</text:p>
          </table:table-cell>
          <table:table-cell table:style-name="ce7" table:formula="of:=[.$E7]*[.$E$3]/[.L$3]/1000" office:value-type="float" office:value="0.031875">
            <text:p>0,031875</text:p>
          </table:table-cell>
          <table:table-cell table:style-name="ce7" table:formula="of:=[.$E7]*[.$E$3]/[.M$3]/1000" office:value-type="float" office:value="0.0159375">
            <text:p>0,0159375</text:p>
          </table:table-cell>
        </table:table-row>
        <table:table-row table:style-name="ro1">
          <table:table-cell table:formula="of:=[.B8]/16" office:value-type="float" office:value="1.09226666666667">
            <text:p>1,0922666667</text:p>
          </table:table-cell>
          <table:table-cell table:formula="of:=256*256*[.E8]/1000/60" office:value-type="float" office:value="17.4762666666667">
            <text:p>17,4762666667</text:p>
          </table:table-cell>
          <table:table-cell/>
          <table:table-cell office:value-type="float" office:value="4">
            <text:p>4</text:p>
          </table:table-cell>
          <table:table-cell table:formula="of:=2^[.D8]" office:value-type="float" office:value="16">
            <text:p>16</text:p>
          </table:table-cell>
          <table:table-cell table:style-name="ce7" table:formula="of:=[.$E8]*[.$E$3]/[.F$3]/1000" office:value-type="float" office:value="4.08">
            <text:p>4,08</text:p>
          </table:table-cell>
          <table:table-cell table:style-name="ce7" table:formula="of:=[.$E8]*[.$E$3]/[.G$3]/1000" office:value-type="float" office:value="2.04">
            <text:p>2,04</text:p>
          </table:table-cell>
          <table:table-cell table:style-name="ce7" table:formula="of:=[.$E8]*[.$E$3]/[.H$3]/1000" office:value-type="float" office:value="1.02">
            <text:p>1,02</text:p>
          </table:table-cell>
          <table:table-cell table:style-name="ce7" table:formula="of:=[.$E8]*[.$E$3]/[.I$3]/1000" office:value-type="float" office:value="0.51">
            <text:p>0,51</text:p>
          </table:table-cell>
          <table:table-cell table:style-name="ce7" table:formula="of:=[.$E8]*[.$E$3]/[.J$3]/1000" office:value-type="float" office:value="0.255">
            <text:p>0,255</text:p>
          </table:table-cell>
          <table:table-cell table:style-name="ce7" table:formula="of:=[.$E8]*[.$E$3]/[.K$3]/1000" office:value-type="float" office:value="0.1275">
            <text:p>0,1275</text:p>
          </table:table-cell>
          <table:table-cell table:style-name="ce7" table:formula="of:=[.$E8]*[.$E$3]/[.L$3]/1000" office:value-type="float" office:value="0.06375">
            <text:p>0,06375</text:p>
          </table:table-cell>
          <table:table-cell table:style-name="ce7" table:formula="of:=[.$E8]*[.$E$3]/[.M$3]/1000" office:value-type="float" office:value="0.031875">
            <text:p>0,031875</text:p>
          </table:table-cell>
        </table:table-row>
        <table:table-row table:style-name="ro1">
          <table:table-cell table:formula="of:=[.B9]/16" office:value-type="float" office:value="2.18453333333333">
            <text:p>2,1845333333</text:p>
          </table:table-cell>
          <table:table-cell table:formula="of:=256*256*[.E9]/1000/60" office:value-type="float" office:value="34.9525333333333">
            <text:p>34,9525333333</text:p>
          </table:table-cell>
          <table:table-cell/>
          <table:table-cell office:value-type="float" office:value="5">
            <text:p>5</text:p>
          </table:table-cell>
          <table:table-cell table:formula="of:=2^[.D9]" office:value-type="float" office:value="32">
            <text:p>32</text:p>
          </table:table-cell>
          <table:table-cell table:style-name="ce7" table:formula="of:=[.$E9]*[.$E$3]/[.F$3]/1000" office:value-type="float" office:value="8.16">
            <text:p>8,16</text:p>
          </table:table-cell>
          <table:table-cell table:style-name="ce7" table:formula="of:=[.$E9]*[.$E$3]/[.G$3]/1000" office:value-type="float" office:value="4.08">
            <text:p>4,08</text:p>
          </table:table-cell>
          <table:table-cell table:style-name="ce7" table:formula="of:=[.$E9]*[.$E$3]/[.H$3]/1000" office:value-type="float" office:value="2.04">
            <text:p>2,04</text:p>
          </table:table-cell>
          <table:table-cell table:style-name="ce7" table:formula="of:=[.$E9]*[.$E$3]/[.I$3]/1000" office:value-type="float" office:value="1.02">
            <text:p>1,02</text:p>
          </table:table-cell>
          <table:table-cell table:style-name="ce7" table:formula="of:=[.$E9]*[.$E$3]/[.J$3]/1000" office:value-type="float" office:value="0.51">
            <text:p>0,51</text:p>
          </table:table-cell>
          <table:table-cell table:style-name="ce7" table:formula="of:=[.$E9]*[.$E$3]/[.K$3]/1000" office:value-type="float" office:value="0.255">
            <text:p>0,255</text:p>
          </table:table-cell>
          <table:table-cell table:style-name="ce7" table:formula="of:=[.$E9]*[.$E$3]/[.L$3]/1000" office:value-type="float" office:value="0.1275">
            <text:p>0,1275</text:p>
          </table:table-cell>
          <table:table-cell table:style-name="ce7" table:formula="of:=[.$E9]*[.$E$3]/[.M$3]/1000" office:value-type="float" office:value="0.06375">
            <text:p>0,06375</text:p>
          </table:table-cell>
        </table:table-row>
        <table:table-row table:style-name="ro1">
          <table:table-cell table:formula="of:=[.B10]/16" office:value-type="float" office:value="4.36906666666667">
            <text:p>4,3690666667</text:p>
          </table:table-cell>
          <table:table-cell table:formula="of:=256*256*[.E10]/1000/60" office:value-type="float" office:value="69.9050666666667">
            <text:p>69,9050666667</text:p>
          </table:table-cell>
          <table:table-cell/>
          <table:table-cell office:value-type="float" office:value="6">
            <text:p>6</text:p>
          </table:table-cell>
          <table:table-cell table:formula="of:=2^[.D10]" office:value-type="float" office:value="64">
            <text:p>64</text:p>
          </table:table-cell>
          <table:table-cell table:style-name="ce7" table:formula="of:=[.$E10]*[.$E$3]/[.F$3]/1000" office:value-type="float" office:value="16.32">
            <text:p>16,32</text:p>
          </table:table-cell>
          <table:table-cell table:style-name="ce7" table:formula="of:=[.$E10]*[.$E$3]/[.G$3]/1000" office:value-type="float" office:value="8.16">
            <text:p>8,16</text:p>
          </table:table-cell>
          <table:table-cell table:style-name="ce7" table:formula="of:=[.$E10]*[.$E$3]/[.H$3]/1000" office:value-type="float" office:value="4.08">
            <text:p>4,08</text:p>
          </table:table-cell>
          <table:table-cell table:style-name="ce7" table:formula="of:=[.$E10]*[.$E$3]/[.I$3]/1000" office:value-type="float" office:value="2.04">
            <text:p>2,04</text:p>
          </table:table-cell>
          <table:table-cell table:style-name="ce7" table:formula="of:=[.$E10]*[.$E$3]/[.J$3]/1000" office:value-type="float" office:value="1.02">
            <text:p>1,02</text:p>
          </table:table-cell>
          <table:table-cell table:style-name="ce7" table:formula="of:=[.$E10]*[.$E$3]/[.K$3]/1000" office:value-type="float" office:value="0.51">
            <text:p>0,51</text:p>
          </table:table-cell>
          <table:table-cell table:style-name="ce7" table:formula="of:=[.$E10]*[.$E$3]/[.L$3]/1000" office:value-type="float" office:value="0.255">
            <text:p>0,255</text:p>
          </table:table-cell>
          <table:table-cell table:style-name="ce7" table:formula="of:=[.$E10]*[.$E$3]/[.M$3]/1000" office:value-type="float" office:value="0.1275">
            <text:p>0,1275</text:p>
          </table:table-cell>
        </table:table-row>
        <table:table-row table:style-name="ro1">
          <table:table-cell table:formula="of:=[.B11]/16" office:value-type="float" office:value="8.73813333333333">
            <text:p>8,7381333333</text:p>
          </table:table-cell>
          <table:table-cell table:formula="of:=256*256*[.E11]/1000/60" office:value-type="float" office:value="139.810133333333">
            <text:p>139,8101333333</text:p>
          </table:table-cell>
          <table:table-cell/>
          <table:table-cell office:value-type="float" office:value="7">
            <text:p>7</text:p>
          </table:table-cell>
          <table:table-cell table:formula="of:=2^[.D11]" office:value-type="float" office:value="128">
            <text:p>128</text:p>
          </table:table-cell>
          <table:table-cell table:style-name="ce7" table:formula="of:=[.$E11]*[.$E$3]/[.F$3]/1000" office:value-type="float" office:value="32.64">
            <text:p>32,64</text:p>
          </table:table-cell>
          <table:table-cell table:style-name="ce7" table:formula="of:=[.$E11]*[.$E$3]/[.G$3]/1000" office:value-type="float" office:value="16.32">
            <text:p>16,32</text:p>
          </table:table-cell>
          <table:table-cell table:style-name="ce7" table:formula="of:=[.$E11]*[.$E$3]/[.H$3]/1000" office:value-type="float" office:value="8.16">
            <text:p>8,16</text:p>
          </table:table-cell>
          <table:table-cell table:style-name="ce7" table:formula="of:=[.$E11]*[.$E$3]/[.I$3]/1000" office:value-type="float" office:value="4.08">
            <text:p>4,08</text:p>
          </table:table-cell>
          <table:table-cell table:style-name="ce7" table:formula="of:=[.$E11]*[.$E$3]/[.J$3]/1000" office:value-type="float" office:value="2.04">
            <text:p>2,04</text:p>
          </table:table-cell>
          <table:table-cell table:style-name="ce7" table:formula="of:=[.$E11]*[.$E$3]/[.K$3]/1000" office:value-type="float" office:value="1.02">
            <text:p>1,02</text:p>
          </table:table-cell>
          <table:table-cell table:style-name="ce7" table:formula="of:=[.$E11]*[.$E$3]/[.L$3]/1000" office:value-type="float" office:value="0.51">
            <text:p>0,51</text:p>
          </table:table-cell>
          <table:table-cell table:style-name="ce7" table:formula="of:=[.$E11]*[.$E$3]/[.M$3]/1000" office:value-type="float" office:value="0.255">
            <text:p>0,255</text:p>
          </table:table-cell>
        </table:table-row>
        <table:table-row table:style-name="ro1">
          <table:table-cell table:formula="of:=[.B12]/16" office:value-type="float" office:value="17.4762666666667">
            <text:p>17,4762666667</text:p>
          </table:table-cell>
          <table:table-cell table:formula="of:=256*256*[.E12]/1000/60" office:value-type="float" office:value="279.620266666667">
            <text:p>279,6202666667</text:p>
          </table:table-cell>
          <table:table-cell/>
          <table:table-cell office:value-type="float" office:value="8">
            <text:p>8</text:p>
          </table:table-cell>
          <table:table-cell table:formula="of:=2^[.D12]" office:value-type="float" office:value="256">
            <text:p>256</text:p>
          </table:table-cell>
          <table:table-cell table:style-name="ce7" table:formula="of:=[.$E12]*[.$E$3]/[.F$3]/1000" office:value-type="float" office:value="65.28">
            <text:p>65,28</text:p>
          </table:table-cell>
          <table:table-cell table:style-name="ce7" table:formula="of:=[.$E12]*[.$E$3]/[.G$3]/1000" office:value-type="float" office:value="32.64">
            <text:p>32,64</text:p>
          </table:table-cell>
          <table:table-cell table:style-name="ce7" table:formula="of:=[.$E12]*[.$E$3]/[.H$3]/1000" office:value-type="float" office:value="16.32">
            <text:p>16,32</text:p>
          </table:table-cell>
          <table:table-cell table:style-name="ce7" table:formula="of:=[.$E12]*[.$E$3]/[.I$3]/1000" office:value-type="float" office:value="8.16">
            <text:p>8,16</text:p>
          </table:table-cell>
          <table:table-cell table:style-name="ce7" table:formula="of:=[.$E12]*[.$E$3]/[.J$3]/1000" office:value-type="float" office:value="4.08">
            <text:p>4,08</text:p>
          </table:table-cell>
          <table:table-cell table:style-name="ce7" table:formula="of:=[.$E12]*[.$E$3]/[.K$3]/1000" office:value-type="float" office:value="2.04">
            <text:p>2,04</text:p>
          </table:table-cell>
          <table:table-cell table:style-name="ce7" table:formula="of:=[.$E12]*[.$E$3]/[.L$3]/1000" office:value-type="float" office:value="1.02">
            <text:p>1,02</text:p>
          </table:table-cell>
          <table:table-cell table:style-name="ce7" table:formula="of:=[.$E12]*[.$E$3]/[.M$3]/1000" office:value-type="float" office:value="0.51">
            <text:p>0,51</text:p>
          </table:table-cell>
        </table:table-row>
        <table:table-row table:style-name="ro1">
          <table:table-cell table:formula="of:=[.B13]/16" office:value-type="float" office:value="34.9525333333333">
            <text:p>34,9525333333</text:p>
          </table:table-cell>
          <table:table-cell table:formula="of:=256*256*[.E13]/1000/60" office:value-type="float" office:value="559.240533333333">
            <text:p>559,2405333333</text:p>
          </table:table-cell>
          <table:table-cell/>
          <table:table-cell office:value-type="float" office:value="9">
            <text:p>9</text:p>
          </table:table-cell>
          <table:table-cell table:formula="of:=2^[.D13]" office:value-type="float" office:value="512">
            <text:p>512</text:p>
          </table:table-cell>
          <table:table-cell table:style-name="ce7" table:formula="of:=[.$E13]*[.$E$3]/[.F$3]/1000" office:value-type="float" office:value="130.56">
            <text:p>130,56</text:p>
          </table:table-cell>
          <table:table-cell table:style-name="ce7" table:formula="of:=[.$E13]*[.$E$3]/[.G$3]/1000" office:value-type="float" office:value="65.28">
            <text:p>65,28</text:p>
          </table:table-cell>
          <table:table-cell table:style-name="ce7" table:formula="of:=[.$E13]*[.$E$3]/[.H$3]/1000" office:value-type="float" office:value="32.64">
            <text:p>32,64</text:p>
          </table:table-cell>
          <table:table-cell table:style-name="ce7" table:formula="of:=[.$E13]*[.$E$3]/[.I$3]/1000" office:value-type="float" office:value="16.32">
            <text:p>16,32</text:p>
          </table:table-cell>
          <table:table-cell table:style-name="ce7" table:formula="of:=[.$E13]*[.$E$3]/[.J$3]/1000" office:value-type="float" office:value="8.16">
            <text:p>8,16</text:p>
          </table:table-cell>
          <table:table-cell table:style-name="ce7" table:formula="of:=[.$E13]*[.$E$3]/[.K$3]/1000" office:value-type="float" office:value="4.08">
            <text:p>4,08</text:p>
          </table:table-cell>
          <table:table-cell table:style-name="ce7" table:formula="of:=[.$E13]*[.$E$3]/[.L$3]/1000" office:value-type="float" office:value="2.04">
            <text:p>2,04</text:p>
          </table:table-cell>
          <table:table-cell table:style-name="ce7" table:formula="of:=[.$E13]*[.$E$3]/[.M$3]/1000" office:value-type="float" office:value="1.02">
            <text:p>1,02</text:p>
          </table:table-cell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table:formula="of:=2^[.D15]" office:value-type="float" office:value="1">
            <text:p>1</text:p>
          </table:table-cell>
          <table:table-cell table:style-name="ce7" table:formula="of:=[.$E15]*[.$E$14]/[.F$3]/1000" office:value-type="float" office:value="0.016">
            <text:p>0,016</text:p>
          </table:table-cell>
          <table:table-cell table:style-name="ce7" table:formula="of:=[.$E15]*[.$E$14]/[.G$3]/1000" office:value-type="float" office:value="0.008">
            <text:p>0,008</text:p>
          </table:table-cell>
          <table:table-cell table:style-name="ce7" table:formula="of:=[.$E15]*[.$E$14]/[.H$3]/1000" office:value-type="float" office:value="0.004">
            <text:p>0,004</text:p>
          </table:table-cell>
          <table:table-cell table:style-name="ce7" table:formula="of:=[.$E15]*[.$E$14]/[.I$3]/1000" office:value-type="float" office:value="0.002">
            <text:p>0,002</text:p>
          </table:table-cell>
          <table:table-cell table:style-name="ce7" table:formula="of:=[.$E15]*[.$E$14]/[.J$3]/1000" office:value-type="float" office:value="0.001">
            <text:p>0,001</text:p>
          </table:table-cell>
          <table:table-cell table:style-name="ce7" table:formula="of:=[.$E15]*[.$E$14]/[.K$3]/1000" office:value-type="float" office:value="0.0005">
            <text:p>0,0005</text:p>
          </table:table-cell>
          <table:table-cell table:style-name="ce7" table:formula="of:=[.$E15]*[.$E$14]/[.L$3]/1000" office:value-type="float" office:value="0.00025">
            <text:p>0,00025</text:p>
          </table:table-cell>
          <table:table-cell table:style-name="ce7" table:formula="of:=[.$E15]*[.$E$14]/[.M$3]/1000" office:value-type="float" office:value="0.000125">
            <text:p>0,000125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formula="of:=2^[.D16]" office:value-type="float" office:value="2">
            <text:p>2</text:p>
          </table:table-cell>
          <table:table-cell table:style-name="ce7" table:formula="of:=[.$E16]*[.$E$14]/[.F$3]/1000" office:value-type="float" office:value="0.032">
            <text:p>0,032</text:p>
          </table:table-cell>
          <table:table-cell table:style-name="ce7" table:formula="of:=[.$E16]*[.$E$14]/[.G$3]/1000" office:value-type="float" office:value="0.016">
            <text:p>0,016</text:p>
          </table:table-cell>
          <table:table-cell table:style-name="ce7" table:formula="of:=[.$E16]*[.$E$14]/[.H$3]/1000" office:value-type="float" office:value="0.008">
            <text:p>0,008</text:p>
          </table:table-cell>
          <table:table-cell table:style-name="ce7" table:formula="of:=[.$E16]*[.$E$14]/[.I$3]/1000" office:value-type="float" office:value="0.004">
            <text:p>0,004</text:p>
          </table:table-cell>
          <table:table-cell table:style-name="ce7" table:formula="of:=[.$E16]*[.$E$14]/[.J$3]/1000" office:value-type="float" office:value="0.002">
            <text:p>0,002</text:p>
          </table:table-cell>
          <table:table-cell table:style-name="ce7" table:formula="of:=[.$E16]*[.$E$14]/[.K$3]/1000" office:value-type="float" office:value="0.001">
            <text:p>0,001</text:p>
          </table:table-cell>
          <table:table-cell table:style-name="ce7" table:formula="of:=[.$E16]*[.$E$14]/[.L$3]/1000" office:value-type="float" office:value="0.0005">
            <text:p>0,0005</text:p>
          </table:table-cell>
          <table:table-cell table:style-name="ce7" table:formula="of:=[.$E16]*[.$E$14]/[.M$3]/1000" office:value-type="float" office:value="0.00025">
            <text:p>0,00025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formula="of:=2^[.D17]" office:value-type="float" office:value="4">
            <text:p>4</text:p>
          </table:table-cell>
          <table:table-cell table:style-name="ce7" table:formula="of:=[.$E17]*[.$E$14]/[.F$3]/1000" office:value-type="float" office:value="0.064">
            <text:p>0,064</text:p>
          </table:table-cell>
          <table:table-cell table:style-name="ce7" table:formula="of:=[.$E17]*[.$E$14]/[.G$3]/1000" office:value-type="float" office:value="0.032">
            <text:p>0,032</text:p>
          </table:table-cell>
          <table:table-cell table:style-name="ce7" table:formula="of:=[.$E17]*[.$E$14]/[.H$3]/1000" office:value-type="float" office:value="0.016">
            <text:p>0,016</text:p>
          </table:table-cell>
          <table:table-cell table:style-name="ce7" table:formula="of:=[.$E17]*[.$E$14]/[.I$3]/1000" office:value-type="float" office:value="0.008">
            <text:p>0,008</text:p>
          </table:table-cell>
          <table:table-cell table:style-name="ce7" table:formula="of:=[.$E17]*[.$E$14]/[.J$3]/1000" office:value-type="float" office:value="0.004">
            <text:p>0,004</text:p>
          </table:table-cell>
          <table:table-cell table:style-name="ce7" table:formula="of:=[.$E17]*[.$E$14]/[.K$3]/1000" office:value-type="float" office:value="0.002">
            <text:p>0,002</text:p>
          </table:table-cell>
          <table:table-cell table:style-name="ce7" table:formula="of:=[.$E17]*[.$E$14]/[.L$3]/1000" office:value-type="float" office:value="0.001">
            <text:p>0,001</text:p>
          </table:table-cell>
          <table:table-cell table:style-name="ce7" table:formula="of:=[.$E17]*[.$E$14]/[.M$3]/1000" office:value-type="float" office:value="0.0005">
            <text:p>0,0005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formula="of:=2^[.D18]" office:value-type="float" office:value="8">
            <text:p>8</text:p>
          </table:table-cell>
          <table:table-cell table:style-name="ce7" table:formula="of:=[.$E18]*[.$E$14]/[.F$3]/1000" office:value-type="float" office:value="0.128">
            <text:p>0,128</text:p>
          </table:table-cell>
          <table:table-cell table:style-name="ce7" table:formula="of:=[.$E18]*[.$E$14]/[.G$3]/1000" office:value-type="float" office:value="0.064">
            <text:p>0,064</text:p>
          </table:table-cell>
          <table:table-cell table:style-name="ce7" table:formula="of:=[.$E18]*[.$E$14]/[.H$3]/1000" office:value-type="float" office:value="0.032">
            <text:p>0,032</text:p>
          </table:table-cell>
          <table:table-cell table:style-name="ce7" table:formula="of:=[.$E18]*[.$E$14]/[.I$3]/1000" office:value-type="float" office:value="0.016">
            <text:p>0,016</text:p>
          </table:table-cell>
          <table:table-cell table:style-name="ce7" table:formula="of:=[.$E18]*[.$E$14]/[.J$3]/1000" office:value-type="float" office:value="0.008">
            <text:p>0,008</text:p>
          </table:table-cell>
          <table:table-cell table:style-name="ce7" table:formula="of:=[.$E18]*[.$E$14]/[.K$3]/1000" office:value-type="float" office:value="0.004">
            <text:p>0,004</text:p>
          </table:table-cell>
          <table:table-cell table:style-name="ce7" table:formula="of:=[.$E18]*[.$E$14]/[.L$3]/1000" office:value-type="float" office:value="0.002">
            <text:p>0,002</text:p>
          </table:table-cell>
          <table:table-cell table:style-name="ce7" table:formula="of:=[.$E18]*[.$E$14]/[.M$3]/1000" office:value-type="float" office:value="0.001">
            <text:p>0,001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formula="of:=2^[.D19]" office:value-type="float" office:value="16">
            <text:p>16</text:p>
          </table:table-cell>
          <table:table-cell table:style-name="ce7" table:formula="of:=[.$E19]*[.$E$14]/[.F$3]/1000" office:value-type="float" office:value="0.256">
            <text:p>0,256</text:p>
          </table:table-cell>
          <table:table-cell table:style-name="ce7" table:formula="of:=[.$E19]*[.$E$14]/[.G$3]/1000" office:value-type="float" office:value="0.128">
            <text:p>0,128</text:p>
          </table:table-cell>
          <table:table-cell table:style-name="ce7" table:formula="of:=[.$E19]*[.$E$14]/[.H$3]/1000" office:value-type="float" office:value="0.064">
            <text:p>0,064</text:p>
          </table:table-cell>
          <table:table-cell table:style-name="ce7" table:formula="of:=[.$E19]*[.$E$14]/[.I$3]/1000" office:value-type="float" office:value="0.032">
            <text:p>0,032</text:p>
          </table:table-cell>
          <table:table-cell table:style-name="ce7" table:formula="of:=[.$E19]*[.$E$14]/[.J$3]/1000" office:value-type="float" office:value="0.016">
            <text:p>0,016</text:p>
          </table:table-cell>
          <table:table-cell table:style-name="ce7" table:formula="of:=[.$E19]*[.$E$14]/[.K$3]/1000" office:value-type="float" office:value="0.008">
            <text:p>0,008</text:p>
          </table:table-cell>
          <table:table-cell table:style-name="ce7" table:formula="of:=[.$E19]*[.$E$14]/[.L$3]/1000" office:value-type="float" office:value="0.004">
            <text:p>0,004</text:p>
          </table:table-cell>
          <table:table-cell table:style-name="ce7" table:formula="of:=[.$E19]*[.$E$14]/[.M$3]/1000" office:value-type="float" office:value="0.002">
            <text:p>0,002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formula="of:=2^[.D20]" office:value-type="float" office:value="32">
            <text:p>32</text:p>
          </table:table-cell>
          <table:table-cell table:style-name="ce7" table:formula="of:=[.$E20]*[.$E$14]/[.F$3]/1000" office:value-type="float" office:value="0.512">
            <text:p>0,512</text:p>
          </table:table-cell>
          <table:table-cell table:style-name="ce7" table:formula="of:=[.$E20]*[.$E$14]/[.G$3]/1000" office:value-type="float" office:value="0.256">
            <text:p>0,256</text:p>
          </table:table-cell>
          <table:table-cell table:style-name="ce7" table:formula="of:=[.$E20]*[.$E$14]/[.H$3]/1000" office:value-type="float" office:value="0.128">
            <text:p>0,128</text:p>
          </table:table-cell>
          <table:table-cell table:style-name="ce7" table:formula="of:=[.$E20]*[.$E$14]/[.I$3]/1000" office:value-type="float" office:value="0.064">
            <text:p>0,064</text:p>
          </table:table-cell>
          <table:table-cell table:style-name="ce7" table:formula="of:=[.$E20]*[.$E$14]/[.J$3]/1000" office:value-type="float" office:value="0.032">
            <text:p>0,032</text:p>
          </table:table-cell>
          <table:table-cell table:style-name="ce7" table:formula="of:=[.$E20]*[.$E$14]/[.K$3]/1000" office:value-type="float" office:value="0.016">
            <text:p>0,016</text:p>
          </table:table-cell>
          <table:table-cell table:style-name="ce7" table:formula="of:=[.$E20]*[.$E$14]/[.L$3]/1000" office:value-type="float" office:value="0.008">
            <text:p>0,008</text:p>
          </table:table-cell>
          <table:table-cell table:style-name="ce7" table:formula="of:=[.$E20]*[.$E$14]/[.M$3]/1000" office:value-type="float" office:value="0.004">
            <text:p>0,004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formula="of:=2^[.D21]" office:value-type="float" office:value="64">
            <text:p>64</text:p>
          </table:table-cell>
          <table:table-cell table:style-name="ce7" table:formula="of:=[.$E21]*[.$E$14]/[.F$3]/1000" office:value-type="float" office:value="1.024">
            <text:p>1,024</text:p>
          </table:table-cell>
          <table:table-cell table:style-name="ce7" table:formula="of:=[.$E21]*[.$E$14]/[.G$3]/1000" office:value-type="float" office:value="0.512">
            <text:p>0,512</text:p>
          </table:table-cell>
          <table:table-cell table:style-name="ce7" table:formula="of:=[.$E21]*[.$E$14]/[.H$3]/1000" office:value-type="float" office:value="0.256">
            <text:p>0,256</text:p>
          </table:table-cell>
          <table:table-cell table:style-name="ce7" table:formula="of:=[.$E21]*[.$E$14]/[.I$3]/1000" office:value-type="float" office:value="0.128">
            <text:p>0,128</text:p>
          </table:table-cell>
          <table:table-cell table:style-name="ce7" table:formula="of:=[.$E21]*[.$E$14]/[.J$3]/1000" office:value-type="float" office:value="0.064">
            <text:p>0,064</text:p>
          </table:table-cell>
          <table:table-cell table:style-name="ce7" table:formula="of:=[.$E21]*[.$E$14]/[.K$3]/1000" office:value-type="float" office:value="0.032">
            <text:p>0,032</text:p>
          </table:table-cell>
          <table:table-cell table:style-name="ce7" table:formula="of:=[.$E21]*[.$E$14]/[.L$3]/1000" office:value-type="float" office:value="0.016">
            <text:p>0,016</text:p>
          </table:table-cell>
          <table:table-cell table:style-name="ce7" table:formula="of:=[.$E21]*[.$E$14]/[.M$3]/1000" office:value-type="float" office:value="0.008">
            <text:p>0,008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formula="of:=2^[.D22]" office:value-type="float" office:value="128">
            <text:p>128</text:p>
          </table:table-cell>
          <table:table-cell table:style-name="ce7" table:formula="of:=[.$E22]*[.$E$14]/[.F$3]/1000" office:value-type="float" office:value="2.048">
            <text:p>2,048</text:p>
          </table:table-cell>
          <table:table-cell table:style-name="ce7" table:formula="of:=[.$E22]*[.$E$14]/[.G$3]/1000" office:value-type="float" office:value="1.024">
            <text:p>1,024</text:p>
          </table:table-cell>
          <table:table-cell table:style-name="ce7" table:formula="of:=[.$E22]*[.$E$14]/[.H$3]/1000" office:value-type="float" office:value="0.512">
            <text:p>0,512</text:p>
          </table:table-cell>
          <table:table-cell table:style-name="ce7" table:formula="of:=[.$E22]*[.$E$14]/[.I$3]/1000" office:value-type="float" office:value="0.256">
            <text:p>0,256</text:p>
          </table:table-cell>
          <table:table-cell table:style-name="ce7" table:formula="of:=[.$E22]*[.$E$14]/[.J$3]/1000" office:value-type="float" office:value="0.128">
            <text:p>0,128</text:p>
          </table:table-cell>
          <table:table-cell table:style-name="ce7" table:formula="of:=[.$E22]*[.$E$14]/[.K$3]/1000" office:value-type="float" office:value="0.064">
            <text:p>0,064</text:p>
          </table:table-cell>
          <table:table-cell table:style-name="ce7" table:formula="of:=[.$E22]*[.$E$14]/[.L$3]/1000" office:value-type="float" office:value="0.032">
            <text:p>0,032</text:p>
          </table:table-cell>
          <table:table-cell table:style-name="ce7" table:formula="of:=[.$E22]*[.$E$14]/[.M$3]/1000" office:value-type="float" office:value="0.016">
            <text:p>0,016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formula="of:=2^[.D23]" office:value-type="float" office:value="256">
            <text:p>256</text:p>
          </table:table-cell>
          <table:table-cell table:style-name="ce7" table:formula="of:=[.$E23]*[.$E$14]/[.F$3]/1000" office:value-type="float" office:value="4.096">
            <text:p>4,096</text:p>
          </table:table-cell>
          <table:table-cell table:style-name="ce7" table:formula="of:=[.$E23]*[.$E$14]/[.G$3]/1000" office:value-type="float" office:value="2.048">
            <text:p>2,048</text:p>
          </table:table-cell>
          <table:table-cell table:style-name="ce7" table:formula="of:=[.$E23]*[.$E$14]/[.H$3]/1000" office:value-type="float" office:value="1.024">
            <text:p>1,024</text:p>
          </table:table-cell>
          <table:table-cell table:style-name="ce7" table:formula="of:=[.$E23]*[.$E$14]/[.I$3]/1000" office:value-type="float" office:value="0.512">
            <text:p>0,512</text:p>
          </table:table-cell>
          <table:table-cell table:style-name="ce7" table:formula="of:=[.$E23]*[.$E$14]/[.J$3]/1000" office:value-type="float" office:value="0.256">
            <text:p>0,256</text:p>
          </table:table-cell>
          <table:table-cell table:style-name="ce7" table:formula="of:=[.$E23]*[.$E$14]/[.K$3]/1000" office:value-type="float" office:value="0.128">
            <text:p>0,128</text:p>
          </table:table-cell>
          <table:table-cell table:style-name="ce7" table:formula="of:=[.$E23]*[.$E$14]/[.L$3]/1000" office:value-type="float" office:value="0.064">
            <text:p>0,064</text:p>
          </table:table-cell>
          <table:table-cell table:style-name="ce7" table:formula="of:=[.$E23]*[.$E$14]/[.M$3]/1000" office:value-type="float" office:value="0.032">
            <text:p>0,032</text:p>
          </table:table-cell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formula="of:=2^[.D24]" office:value-type="float" office:value="512">
            <text:p>512</text:p>
          </table:table-cell>
          <table:table-cell table:style-name="ce7" table:formula="of:=[.$E24]*[.$E$14]/[.F$3]/1000" office:value-type="float" office:value="8.192">
            <text:p>8,192</text:p>
          </table:table-cell>
          <table:table-cell table:style-name="ce7" table:formula="of:=[.$E24]*[.$E$14]/[.G$3]/1000" office:value-type="float" office:value="4.096">
            <text:p>4,096</text:p>
          </table:table-cell>
          <table:table-cell table:style-name="ce7" table:formula="of:=[.$E24]*[.$E$14]/[.H$3]/1000" office:value-type="float" office:value="2.048">
            <text:p>2,048</text:p>
          </table:table-cell>
          <table:table-cell table:style-name="ce7" table:formula="of:=[.$E24]*[.$E$14]/[.I$3]/1000" office:value-type="float" office:value="1.024">
            <text:p>1,024</text:p>
          </table:table-cell>
          <table:table-cell table:style-name="ce7" table:formula="of:=[.$E24]*[.$E$14]/[.J$3]/1000" office:value-type="float" office:value="0.512">
            <text:p>0,512</text:p>
          </table:table-cell>
          <table:table-cell table:style-name="ce7" table:formula="of:=[.$E24]*[.$E$14]/[.K$3]/1000" office:value-type="float" office:value="0.256">
            <text:p>0,256</text:p>
          </table:table-cell>
          <table:table-cell table:style-name="ce7" table:formula="of:=[.$E24]*[.$E$14]/[.L$3]/1000" office:value-type="float" office:value="0.128">
            <text:p>0,128</text:p>
          </table:table-cell>
          <table:table-cell table:style-name="ce7" table:formula="of:=[.$E24]*[.$E$14]/[.M$3]/1000" office:value-type="float" office:value="0.064">
            <text:p>0,064</text:p>
          </table:table-cell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em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string">
            <text:p>led_array</text:p>
          </table:table-cell>
          <table:table-cell office:value-type="float" office:value="1">
            <text:p>1</text:p>
          </table:table-cell>
          <table:table-cell table:formula="of:=[.B2]*[.C$1]*3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string">
            <text:p>delta</text:p>
          </table:table-cell>
          <table:table-cell office:value-type="float" office:value="1">
            <text:p>1</text:p>
          </table:table-cell>
          <table:table-cell table:formula="of:=[.B3]*[.C$1]*3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string">
            <text:p>cyclesLeft</text:p>
          </table:table-cell>
          <table:table-cell office:value-type="float" office:value="2">
            <text:p>2</text:p>
          </table:table-cell>
          <table:table-cell table:formula="of:=[.B4]*[.C$1]*3" office:value-type="float" office:value="192">
            <text:p>192</text:p>
          </table:table-cell>
          <table:table-cell table:number-columns-repeated="4"/>
        </table:table-row>
        <table:table-row table:style-name="ro1">
          <table:table-cell office:value-type="string">
            <text:p>periodeLength</text:p>
          </table:table-cell>
          <table:table-cell office:value-type="float" office:value="2">
            <text:p>2</text:p>
          </table:table-cell>
          <table:table-cell table:formula="of:=[.B5]*[.C$1]*3" office:value-type="float" office:value="192">
            <text:p>192</text:p>
          </table:table-cell>
          <table:table-cell table:number-columns-repeated="4"/>
        </table:table-row>
        <table:table-row table:style-name="ro1">
          <table:table-cell office:value-type="string">
            <text:p>step</text:p>
          </table:table-cell>
          <table:table-cell office:value-type="float" office:value="1">
            <text:p>1</text:p>
          </table:table-cell>
          <table:table-cell table:formula="of:=[.B6]*[.C$1]*3/8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stepSize</text:p>
          </table:table-cell>
          <table:table-cell office:value-type="float" office:value="1">
            <text:p>1</text:p>
          </table:table-cell>
          <table:table-cell table:formula="of:=[.B7]*[.C$1]*3" office:value-type="float" office:value="96">
            <text:p>9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C2:.C7])" office:value-type="float" office:value="684">
            <text:p>68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>
            <text:p>Byte</text:p>
          </table:table-cell>
        </table:table-row>
        <table:table-row table:style-name="ro1">
          <table:table-cell table:number-columns-repeated="5"/>
          <table:table-cell office:value-type="string">
            <text:p>CurrLoo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string">
            <text:p>LoopStart[]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izeof(cmd)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C14]/[.B14]" office:value-type="float" office:value="16">
            <text:p>16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transparent" style:vertical-justify="auto"/>
      <style:paragraph-properties css3t:text-justify="auto"/>
      <style:text-properties fo:color="#ffffff"/>
    </style:style>
    <style:style style:name="Unbenannt2" style:family="table-cell" style:parent-style-name="Default">
      <style:table-cell-properties fo:background-color="#ff0000"/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0">10.08.2012</text:date>, <text:time>20:27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pb </meta:initial-creator>
    <meta:creation-date>2012-07-11T23:55:18</meta:creation-date>
    <dc:date>2012-08-10T20:27:31</dc:date>
    <dc:creator>gpb </dc:creator>
    <meta:editing-duration>PT16H51M46S</meta:editing-duration>
    <meta:editing-cycles>8</meta:editing-cycles>
    <meta:generator>OpenOffice.org/3.2$Linux OpenOffice.org_project/320m19$Build-9505</meta:generator>
    <meta:document-statistic meta:table-count="4" meta:cell-count="576" meta:object-count="0"/>
  </office:meta>
</office:document-meta>
</file>